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2947244" text:style-name="L1">
        <text:list-item>
          <text:p text:style-name="P1">Abra o documento Exercicio2.doc presente em www.sergio-lopes.org/0777/docs;</text:p>
        </text:list-item>
        <text:list-item>
          <text:p text:style-name="P1">Configure as páginas do documento de modo a usar páginas A4 e 2,5 centímetros em todas as margens;</text:p>
        </text:list-item>
        <text:list-item>
          <text:p text:style-name="P1">Aplique ao título do documento a fonte Tahoma, com efeito de sobra, cor vermelha e tamanho 30, alinhamento ao centro, e espaçamento de 30 pontos em relação ao parágrafo seguinte;</text:p>
        </text:list-item>
        <text:list-item>
          <text:p text:style-name="P1">Pesquise uma imagem relacionada com a empresa TMN, uma com a empresa Microsoft e outra com a empresa FCCN. Insira todas as imagens no fundo do documento, lado a lado. Redimensione a imagem se necessário.</text:p>
        </text:list-item>
        <text:list-item>
          <text:p text:style-name="P1">Guarde com o nome, <text:span text:style-name="T1">Exercicio2.do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9T22:06:45</meta:creation-date>
    <meta:document-statistic meta:table-count="0" meta:image-count="0" meta:object-count="0" meta:page-count="1" meta:paragraph-count="5" meta:word-count="100" meta:character-count="597"/>
    <dc:date>2009-10-29T22:17:28</dc:date>
    <meta:editing-duration>PT00H10M43S</meta:editing-duration>
    <meta:editing-cycles>1</meta:editing-cycles>
    <meta:generator>OpenOffice.org/3.1$Unix OpenOffice.org_project/310m19$Build-9420</meta:generator>
  </office:meta>
</office:document-meta>
</file>